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064e4" officeooo:paragraph-rsid="000064e4"/>
    </style:style>
    <style:style style:name="P2" style:family="paragraph" style:parent-style-name="Preformatted_20_Text">
      <style:text-properties fo:font-style="italic" officeooo:rsid="000064e4" officeooo:paragraph-rsid="000064e4" style:font-style-asian="italic" style:font-style-complex="italic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officeooo:rsid="000064e4" officeooo:paragraph-rsid="000064e4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8pt" fo:font-style="italic" officeooo:rsid="000064e4" officeooo:paragraph-rsid="000064e4" style:font-size-asian="8pt" style:font-style-asian="italic" style:font-size-complex="8pt" style:font-style-complex="italic"/>
    </style:style>
    <style:style style:name="P5" style:family="paragraph" style:parent-style-name="Preformatted_20_Text">
      <style:text-properties fo:font-weight="bold" officeooo:rsid="000064e4" officeooo:paragraph-rsid="000064e4" style:font-weight-asian="bold" style:font-weight-complex="bold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-by-step Guide for Git Workflow</text:p>
      <text:p text:style-name="P1"><text:span text:style-name="T1">Always work on a branch, never work directly to master</text:span></text:p>
      <text:p text:style-name="P4">Always rebase before merging</text:p>
      <text:p text:style-name="P1"/>
      <text:p text:style-name="P5">Pulling Latest Version of Origin</text:p>
      <text:p text:style-name="P4">This is the first step before working on a task and creating a new working branch.</text:p>
      <text:p text:style-name="P1"><text:tab/>$ git checkout master</text:p>
      <text:p text:style-name="P1"><text:tab/>$ git pull</text:p>
      <text:p text:style-name="P1"/>
      <text:p text:style-name="P5">Creating a Working Branch</text:p>
      <text:p text:style-name="P4">This creates a branch and immediately set HEAD onto the working branch.</text:p>
      <text:p text:style-name="P1"><text:tab/>$ git checkout -b new_branch_name</text:p>
      <text:p text:style-name="P1"/>
      <text:p text:style-name="P5">Committing Changes</text:p>
      <text:p text:style-name="P4">When files have been modified, removed or added locally, git needs to be informed, and changes needs to be committed before and pushing.</text:p>
      <text:p text:style-name="P1">Adding and Removing Files to the Staging Area</text:p>
      <text:p text:style-name="P4">This step is necessary before any commits.</text:p>
      <text:p text:style-name="P1"><text:tab/>$ git add modified_file1 modified_file2 new_file1 new_file2</text:p>
      <text:p text:style-name="P1"><text:tab/>$ git remove deleted_file1 deleted_file2</text:p>
      <text:p text:style-name="P1">All modified and new files can be added with a single command.</text:p>
      <text:p text:style-name="P1"><text:tab/>$ git add .</text:p>
      <text:p text:style-name="P4">It is often a good idea to check which files have been added or removed from staging but running:</text:p>
      <text:p text:style-name="P2"><text:tab/>$ git status</text:p>
      <text:p text:style-name="P1">Committing Changes</text:p>
      <text:p text:style-name="P4">Commits are done after any changing has been recorded into the staging area (adding or removing files). This step requires a commit message which will appear into the git log.</text:p>
      <text:p text:style-name="P1"><text:tab/>$ git commit -m "commit message"</text:p>
      <text:p text:style-name="P1"/>
      <text:p text:style-name="P5">Publishing Branch for Review</text:p>
      <text:p text:style-name="P4">This step will publish the branch onto origin. This is necessary for the code review process.</text:p>
      <text:p text:style-name="P1"><text:tab/>$ git push --set-upstream origin working_branch</text:p>
      <text:p text:style-name="P1"/>
      <text:p text:style-name="P5">Merging Working Branch onto Master</text:p>
      <text:p text:style-name="P4">When work is fully completed on the branch and ready for merging, this step explains the expected flow to obtain a single commit name into master flow.</text:p>
      <text:p text:style-name="P1"/>
      <text:p text:style-name="P1">Making Sure Local Master is Up-to-date</text:p>
      <text:p text:style-name="P1"><text:tab/>$ git checkout master</text:p>
      <text:p text:style-name="P1"><text:tab/>$ git pull</text:p>
      <text:p text:style-name="P1"/>
      <text:p text:style-name="P1">Rebasing the Working Branch</text:p>
      <text:p text:style-name="P1"><text:tab/>$ git checkout working_branch</text:p>
      <text:p text:style-name="P1"><text:tab/>$ git rebase master</text:p>
      <text:p text:style-name="P4">Problems might occurs at that point if the changes have been done on master will developing on the working branch.</text:p>
      <text:p text:style-name="P4">If this happens, git will set HEAD into an orphan branch, highlight the files that have issues and need to be fixes before completing the merge.</text:p>
      <text:p text:style-name="P4">To see the conflicting files, use:</text:p>
      <text:p text:style-name="P4"><text:tab/>$ git status</text:p>
      <text:p text:style-name="P1"/>
      <text:p text:style-name="P1">Merging the Working Branch onto Master</text:p>
      <text:p text:style-name="P1"><text:tab/>$ git checkout master</text:p>
      <text:p text:style-name="P1"><text:tab/>$ git merge working_branch_name master</text:p>
      <text:p text:style-name="P1"/>
      <text:p text:style-name="P1">Publishing Local Master to Origin</text:p>
      <text:p text:style-name="P1"><text:tab/>$ git push</text:p>
      <text:p text:style-name="P1"/>
      <text:p text:style-name="P5">Clean Up</text:p>
      <text:p text:style-name="P4">After the working branch has been fully merged, the local and remote branches need to be deleted.</text:p>
      <text:p text:style-name="P1"><text:tab/>$ git branch -D working_branch</text:p>
      <text:p text:style-name="P1"><text:tab/>$ git push origin :working_branch</text:p>
      <text:p text:style-name="P4"><text:soft-page-break/>The : (colon) character before the name of the working branch triggers the removal part of remote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document-statistic meta:table-count="0" meta:image-count="0" meta:object-count="0" meta:page-count="2" meta:paragraph-count="48" meta:word-count="405" meta:character-count="2371" meta:non-whitespace-character-count="1996"/>
  </office:meta>
</office:document-meta>
</file>